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1">
      <style:text-properties officeooo:rsid="00134eec" officeooo:paragraph-rsid="00134eec"/>
    </style:style>
    <style:style style:name="P2" style:family="paragraph" style:parent-style-name="Text_20_body">
      <style:text-properties officeooo:rsid="00148c52" officeooo:paragraph-rsid="00148c52"/>
    </style:style>
    <style:style style:name="P3" style:family="paragraph" style:parent-style-name="Text_20_body" style:list-style-name="L4">
      <style:text-properties officeooo:rsid="00148c52" officeooo:paragraph-rsid="00148c52"/>
    </style:style>
    <style:style style:name="P4" style:family="paragraph" style:parent-style-name="Text_20_body" style:list-style-name="L4">
      <style:text-properties officeooo:paragraph-rsid="00148c52"/>
    </style:style>
    <style:style style:name="P5" style:family="paragraph" style:parent-style-name="Text_20_body" style:list-style-name="L4">
      <style:text-properties style:use-window-font-color="true" loext:opacity="0%" fo:font-weight="normal" officeooo:rsid="00148c52" officeooo:paragraph-rsid="00148c52" style:font-weight-asian="normal" style:font-weight-complex="normal"/>
    </style:style>
    <style:style style:name="P6" style:family="paragraph" style:parent-style-name="Text_20_body">
      <style:text-properties style:use-window-font-color="true" loext:opacity="0%" fo:font-weight="normal" officeooo:rsid="00148c52" officeooo:paragraph-rsid="00148c52" style:font-weight-asian="normal" style:font-weight-complex="normal"/>
    </style:style>
    <style:style style:name="P7" style:family="paragraph" style:parent-style-name="Text_20_body" style:list-style-name="L4">
      <style:text-properties style:use-window-font-color="true" loext:opacity="0%" fo:font-weight="normal" officeooo:rsid="001689c2" officeooo:paragraph-rsid="001689c2" style:font-weight-asian="normal" style:font-weight-complex="normal"/>
    </style:style>
    <style:style style:name="P8" style:family="paragraph" style:parent-style-name="Text_20_body" style:list-style-name="L4">
      <style:text-properties officeooo:rsid="001689c2" officeooo:paragraph-rsid="001689c2"/>
    </style:style>
    <style:style style:name="T1" style:family="text">
      <style:text-properties fo:font-variant="normal" fo:text-transform="none" fo:color="#c9211e" loext:opacity="100%" style:font-name="DejaVu Sans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style:font-name="DejaVu Sans" fo:font-size="10pt" fo:letter-spacing="normal" fo:font-style="normal" fo:background-color="transparent" loext:char-shading-value="0" style:font-size-asian="10pt" style:font-size-complex="10pt"/>
    </style:style>
    <style:style style:name="T3" style:family="text">
      <style:text-properties officeooo:rsid="001689c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gile Task Manager – Learning</text:h>
      <text:p text:style-name="P2">03/25</text:p>
      <text:list text:style-name="L4">
        <text:list-item>
          <text:p text:style-name="P4">How did you handle <text:span text:style-name="Source_20_Text">this</text:span> in your class-based controller?</text:p>
          <text:list>
            <text:list-item>
              <text:p text:style-name="P3">I have declared that variable in the class and in constructor I have assigned value to it.</text:p>
            </text:list-item>
          </text:list>
        </text:list-item>
        <text:list-item>
          <text:p text:style-name="P4">Did you feel any confusion while wiring controller → route?</text:p>
          <text:list>
            <text:list-item>
              <text:p text:style-name="P3">Yes, <text:s/>I was getting th<text:span text:style-name="T3">ese</text:span> error<text:span text:style-name="T3">s</text:span>.</text:p>
              <text:list>
                <text:list-item>
                  <text:p text:style-name="P4"><text:span text:style-name="T1">Waiting for the debugger to disconnect...<text:line-break/>/home/ravulave/workspace/AgileTaskManager/node_modules/express/lib/router/index.js:469<text:line-break/>throw new TypeError('Router.use() requires a middleware function but got a ' + gettype(fn))<text:line-break/>^TypeError: Router.use() requires a middleware function but got a undefined<text:line-break/>at router.use (/home/ravulave/workspace/AgileTaskManager/node_modules/express/lib/router/index.js:469:13)<text:line-break/>at app.&lt;anonymous&gt; (/home/ravulave/workspace/AgileTaskManager/node_modules/express/lib/application.js:227:21)<text:line-break/>at Array.forEach (&lt;anonymous&gt;)<text:line-break/>at app.use (/home/ravulave/workspace/AgileTaskManager/node_modules/express/lib/application.js:224:7)<text:line-break/>at App.mountRoutes (/home/ravulave/workspace/AgileTaskManager/dist/App.js:14:22)<text:line-break/>at new App (/home/ravulave/workspace/AgileTaskManager/dist/App.js:11:14)<text:line-break/>at Object.&lt;anonymous&gt; (/home/ravulave/workspace/AgileTaskManager/dist/App.js:17:19)<text:line-break/>at Module._compile (node:internal/modules/cjs/loader:1829:14)<text:line-break/>at Object..js (node:internal/modules/cjs/loader:1969:10)<text:line-break/>at Module.load (node:internal/modules/cjs/loader:1552:32)</text:span></text:p>
                  <text:list>
                    <text:list-item>
                      <text:p text:style-name="P5"><text:span text:style-name="T2">The problem was with Health.Route.ts which was receiving the undefined instead of the middleware function. </text:span></text:p>
                    </text:list-item>
                  </text:list>
                </text:list-item>
                <text:list-item>
                  <text:p text:style-name="P7"><text:span text:style-name="T2">The second issue that I found was, when ever I was hitting `/health` it was returning 404</text:span></text:p>
                  <text:list>
                    <text:list-item>
                      <text:p text:style-name="P7"><text:span text:style-name="T2">App.ts Routes was mounting on `health` and Health.Route.ts was also mounting on `/health`. I have changed the inner route to “/” so that the end point becomes health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2"/></text:p>
      <text:list text:continue-numbering="true" text:style-name="L4">
        <text:list-item>
          <text:list>
            <text:list-item>
              <text:list>
                <text:list-header>
                  <text:p text:style-name="P3"/>
                </text:list-header>
              </text:list>
            </text:list-item>
          </text:list>
        </text:list-item>
        <text:list-item>
          <text:p text:style-name="P4"><text:soft-page-break/>Does your controller contain ONLY HTTP logic?</text:p>
          <text:list>
            <text:list-item>
              <text:p text:style-name="P8">Yes, It contains only health check logic that returns the response as expected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5T07:20:15.273670332</meta:creation-date>
    <meta:generator>LibreOffice/24.2.7.2$Linux_X86_64 LibreOffice_project/420$Build-2</meta:generator>
    <dc:date>2026-03-25T07:39:09.058637898</dc:date>
    <meta:editing-duration>PT6M54S</meta:editing-duration>
    <meta:editing-cycles>2</meta:editing-cycles>
    <meta:document-statistic meta:table-count="0" meta:image-count="0" meta:object-count="0" meta:page-count="2" meta:paragraph-count="13" meta:word-count="199" meta:character-count="1828" meta:non-whitespace-character-count="1647"/>
  </office:meta>
</office:document-meta>
</file>